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fc48" officeooo:paragraph-rsid="0019fc48" style:font-weight-asian="bold" style:font-weight-complex="bold"/>
    </style:style>
    <style:style style:name="P2" style:family="paragraph" style:parent-style-name="Standard">
      <style:text-properties fo:font-weight="bold" officeooo:rsid="001b0c3d" officeooo:paragraph-rsid="001b0c3d" style:font-weight-asian="bold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9fc48" officeooo:paragraph-rsid="0019fc48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fc48" officeooo:paragraph-rsid="0019fc48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e6bf5" officeooo:paragraph-rsid="001e6bf5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e6bf5" officeooo:paragraph-rsid="00220625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277006" officeooo:paragraph-rsid="00277006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77006" officeooo:paragraph-rsid="0028385a" style:font-weight-asian="bold" style:font-weight-complex="bold"/>
    </style:style>
    <style:style style:name="P9" style:family="paragraph" style:parent-style-name="Standard" style:list-style-name="L1">
      <style:text-properties fo:font-weight="bold" officeooo:rsid="0019fc48" officeooo:paragraph-rsid="0019fc48" style:font-weight-asian="bold" style:font-weight-complex="bold"/>
    </style:style>
    <style:style style:name="P10" style:family="paragraph" style:parent-style-name="Standard" style:list-style-name="L2">
      <style:text-properties fo:font-weight="bold" officeooo:rsid="0019fc48" officeooo:paragraph-rsid="0019fc48" style:font-weight-asian="bold" style:font-weight-complex="bold"/>
    </style:style>
    <style:style style:name="P11" style:family="paragraph" style:parent-style-name="Standard" style:list-style-name="L2">
      <style:text-properties fo:font-weight="bold" officeooo:rsid="001a667e" officeooo:paragraph-rsid="001a667e" style:font-weight-asian="bold" style:font-weight-complex="bold"/>
    </style:style>
    <style:style style:name="P12" style:family="paragraph" style:parent-style-name="Standard" style:list-style-name="L2">
      <style:text-properties fo:font-weight="bold" officeooo:rsid="001a8d1b" officeooo:paragraph-rsid="001a8d1b" style:font-weight-asian="bold" style:font-weight-complex="bold"/>
    </style:style>
    <style:style style:name="P13" style:family="paragraph" style:parent-style-name="Standard" style:list-style-name="L2">
      <style:text-properties fo:font-weight="bold" officeooo:rsid="001b0c3d" officeooo:paragraph-rsid="001b0c3d" style:font-weight-asian="bold" style:font-weight-complex="bold"/>
    </style:style>
    <style:style style:name="P14" style:family="paragraph" style:parent-style-name="Standard" style:list-style-name="L2">
      <style:text-properties fo:font-weight="bold" officeooo:rsid="001cfe87" officeooo:paragraph-rsid="001cfe87" style:font-weight-asian="bold" style:font-weight-complex="bold"/>
    </style:style>
    <style:style style:name="P15" style:family="paragraph" style:parent-style-name="Standard" style:list-style-name="L2">
      <style:text-properties style:text-underline-style="solid" style:text-underline-width="auto" style:text-underline-color="font-color" fo:font-weight="bold" officeooo:rsid="0019fc48" officeooo:paragraph-rsid="0019fc48" style:font-weight-asian="bold" style:font-weight-complex="bold"/>
    </style:style>
    <style:style style:name="P16" style:family="paragraph" style:parent-style-name="Standard" style:list-style-name="L2">
      <style:text-properties style:text-underline-style="solid" style:text-underline-width="auto" style:text-underline-color="font-color" fo:font-weight="bold" officeooo:rsid="001a8d1b" officeooo:paragraph-rsid="001a8d1b" style:font-weight-asian="bold" style:font-weight-complex="bold"/>
    </style:style>
    <style:style style:name="P17" style:family="paragraph" style:parent-style-name="Standard" style:list-style-name="L2">
      <style:text-properties style:text-underline-style="solid" style:text-underline-width="auto" style:text-underline-color="font-color" fo:font-weight="bold" officeooo:rsid="001e6bf5" officeooo:paragraph-rsid="001e6bf5" style:font-weight-asian="bold" style:font-weight-complex="bold"/>
    </style:style>
    <style:style style:name="P18" style:family="paragraph" style:parent-style-name="Standard" style:list-style-name="L3">
      <style:text-properties style:text-underline-style="solid" style:text-underline-width="auto" style:text-underline-color="font-color" fo:font-weight="bold" officeooo:rsid="00277006" officeooo:paragraph-rsid="00277006" style:font-weight-asian="bold" style:font-weight-complex="bold"/>
    </style:style>
    <style:style style:name="P19" style:family="paragraph" style:parent-style-name="Standard" style:list-style-name="L2">
      <style:text-properties fo:font-weight="normal" officeooo:rsid="001b0c3d" officeooo:paragraph-rsid="001b0c3d" style:font-weight-asian="normal" style:font-weight-complex="normal"/>
    </style:style>
    <style:style style:name="P20" style:family="paragraph" style:parent-style-name="Standard">
      <style:text-properties fo:font-weight="normal" officeooo:rsid="001b0c3d" officeooo:paragraph-rsid="001b0c3d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cfe87" officeooo:paragraph-rsid="001cfe87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20625" officeooo:paragraph-rsid="001e6bf5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20625" officeooo:paragraph-rsid="00220625" style:font-weight-asian="normal" style:font-weight-complex="normal"/>
    </style:style>
    <style:style style:name="P24" style:family="paragraph" style:parent-style-name="Standard" style:list-style-name="L3">
      <style:text-properties style:text-underline-style="none" fo:font-weight="normal" officeooo:rsid="00244add" officeooo:paragraph-rsid="00220625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77006" officeooo:paragraph-rsid="00277006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8385a" officeooo:paragraph-rsid="0028385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8385a" officeooo:paragraph-rsid="002d6b7b" style:font-weight-asian="normal" style:font-weight-complex="normal"/>
    </style:style>
    <style:style style:name="P28" style:family="paragraph" style:parent-style-name="Standard">
      <style:text-properties fo:color="#800000" style:text-underline-style="none" fo:font-weight="normal" officeooo:rsid="002d6b7b" officeooo:paragraph-rsid="002d6b7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fc48" style:font-weight-asian="normal" style:font-weight-complex="normal"/>
    </style:style>
    <style:style style:name="T3" style:family="text">
      <style:text-properties fo:font-weight="normal" officeooo:rsid="00220625" style:font-weight-asian="normal" style:font-weight-complex="normal"/>
    </style:style>
    <style:style style:name="T4" style:family="text">
      <style:text-properties fo:font-weight="normal" officeooo:rsid="00230de8" style:font-weight-asian="normal" style:font-weight-complex="normal"/>
    </style:style>
    <style:style style:name="T5" style:family="text">
      <style:text-properties fo:font-weight="normal" officeooo:rsid="00244add" style:font-weight-asian="normal" style:font-weight-complex="normal"/>
    </style:style>
    <style:style style:name="T6" style:family="text">
      <style:text-properties fo:font-weight="normal" officeooo:rsid="0028385a" style:font-weight-asian="normal" style:font-weight-complex="normal"/>
    </style:style>
    <style:style style:name="T7" style:family="text">
      <style:text-properties officeooo:rsid="001a667e"/>
    </style:style>
    <style:style style:name="T8" style:family="text">
      <style:text-properties officeooo:rsid="001b0c3d"/>
    </style:style>
    <style:style style:name="T9" style:family="text">
      <style:text-properties style:text-underline-style="solid" style:text-underline-width="auto" style:text-underline-color="font-color" officeooo:rsid="0028385a"/>
    </style:style>
    <style:style style:name="T10" style:family="text">
      <style:text-properties style:text-underline-style="solid" style:text-underline-width="auto" style:text-underline-color="font-color" fo:font-weight="bold" officeooo:rsid="002d6b7b" style:font-weight-asian="bold" style:font-weight-complex="bold"/>
    </style:style>
    <style:style style:name="T11" style:family="text">
      <style:text-properties officeooo:rsid="00200b3c"/>
    </style:style>
    <style:style style:name="T12" style:family="text">
      <style:text-properties officeooo:rsid="00220625"/>
    </style:style>
    <style:style style:name="T13" style:family="text">
      <style:text-properties officeooo:rsid="00277006"/>
    </style:style>
    <style:style style:name="T14" style:family="text">
      <style:text-properties officeooo:rsid="0028385a"/>
    </style:style>
    <style:style style:name="T15" style:family="text">
      <style:text-properties style:text-underline-style="none"/>
    </style:style>
    <style:style style:name="T16" style:family="text">
      <style:text-properties officeooo:rsid="0028cd71"/>
    </style:style>
    <style:style style:name="T17" style:family="text">
      <style:text-properties officeooo:rsid="002c1059"/>
    </style:style>
    <style:style style:name="T18" style:family="text">
      <style:text-properties officeooo:rsid="002c9d74"/>
    </style:style>
    <style:style style:name="T19" style:family="text">
      <style:text-properties officeooo:rsid="002d6b7b"/>
    </style:style>
    <style:style style:name="T20" style:family="text">
      <style:text-properties fo:font-weight="bold" officeooo:rsid="002d6b7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diciones de un Torneo de Tenis</text:p>
      <text:list xml:id="list6925020815916480354" text:style-name="L1">
        <text:list-item>
          <text:p text:style-name="P9">4 subsistemas</text:p>
        </text:list-item>
        <text:list-item>
          <text:p text:style-name="P9">16 <text:span text:style-name="T18">grupo</text:span></text:p>
        </text:list-item>
      </text:list>
      <text:p text:style-name="P1"/>
      <text:p text:style-name="P2">Sintaxis:</text:p>
      <text:p text:style-name="P2">[] → </text:p>
      <text:p text:style-name="P2">() → </text:p>
      <text:p text:style-name="P1">* →<text:span text:style-name="T13"> </text:span></text:p>
      <text:p text:style-name="P4">Areas del sistema:</text:p>
      <text:p text:style-name="P4"/>
      <text:list xml:id="list8241169350571272056" text:style-name="L2">
        <text:list-item>
          <text:p text:style-name="P15">Entrenadores/tenistas</text:p>
          <text:p text:style-name="P10">RF→Nuevo entrenador <text:span text:style-name="T1">(nombre – 30 caracteres, apellidos – 60 caractereres, correo electrónico – 50 caracteres(debe contener el @), teléfono – 12 caracterers(deben ser numéricos excepto el primero que puede ser un +) )</text:span></text:p>
          <text:p text:style-name="P10">RF→ Nuevo tenista <text:span text:style-name="T1">(nombre – 30 caracteres, apellidos – 60 caractereres,, teléfono – 12 caracterers(deben ser numéricos excepto el primero que puede ser un +) )</text:span></text:p>
          <text:p text:style-name="P10">RF→ Jugar en edición [asigna tenista a una edición] <text:span text:style-name="T1">()</text:span></text:p>
          <text:p text:style-name="P10">RF→ Asignar entrenador a un tenista en una edición <text:span text:style-name="T7">[si ya está asignado se le cambia y eso no se puede modificar si ya se ha comenzado el torneo[que haya partidos en la base de datos de esa edición]]</text:span> <text:span text:style-name="T1">( )</text:span></text:p>
          <text:p text:style-name="P10">RF→ Consultar tenista de entrenador<text:span text:style-name="T1"> ()</text:span></text:p>
          <text:p text:style-name="P10">RF→ Consultar entrenadores y sus tenistas <text:span text:style-name="T1">()</text:span></text:p>
          <text:p text:style-name="P10">RF → Consultar tenistas no inscritos en edición [se le pasa la edición]</text:p>
          <text:p text:style-name="P10">RF→ Asignar ranking a tenista en edición[no puede haber dos tenistas con en la misma posición en el ranking]</text:p>
          <text:p text:style-name="P11">RF→ Consultar tenistas por ranking [se le pasa edición y posición]</text:p>
        </text:list-item>
        <text:list-item>
          <text:p text:style-name="P16">Usuarios/Entradas</text:p>
          <text:p text:style-name="P12">RF→ Nuevo Usuario <text:span text:style-name="T2">(nombre – 30 caracteres, apellidos – 60 caractereres, correo electrónico – 50 caracteres(debe contener el @), teléfono – 12 caracterers(deben ser numéricos excepto el primero que puede ser un +), </text:span><text:span text:style-name="T1">contraseña – 40 caracteres alfanumericos , notificaciones – si/no</text:span><text:span text:style-name="T2"> ).</text:span></text:p>
          <text:p text:style-name="P12">RF→ Nuevo tipo de entrada <text:span text:style-name="T8">[el tipo]</text:span> <text:span text:style-name="T1">( )</text:span></text:p>
          <text:p text:style-name="P13">RF→ Precio de entrada de edición [cantidad] ()</text:p>
          <text:p text:style-name="P13">RF→ Inicio compra (identificador, usuario, fecha, día y hora inicio de la compra, Edición) <text:span text:style-name="T1">se pueden añadir items a la compra – ejemplo: 2 semifinal, 3 final, etc</text:span></text:p>
          <text:p text:style-name="P13">RF→ Finalizar compra : <text:span text:style-name="T1">devuelve( identificador compra, cantidad entradas de cada tipo, precio total).</text:span></text:p>
          <text:p text:style-name="P13">RF→ Pagar Compra <text:span text:style-name="T1">[identificador]: devuelve (precio total que he pagado).</text:span></text:p>
          <text:p text:style-name="P19">*Un usuario sólo puede realizar una compra por día.</text:p>
        </text:list-item>
      </text:list>
      <text:p text:style-name="P20"><text:tab/></text:p>
      <text:list xml:id="list160249445429054" text:continue-numbering="true" text:style-name="L2">
        <text:list-header>
          <text:p text:style-name="P14">RF→ Consultar número de entradas vendidas [edición] <text:span text:style-name="T1">: devuelve(nº entradas vendidas de esa edición de cada tipo).</text:span></text:p>
          <text:p text:style-name="P14">RF→ Consultar dinero obtenido en una edición [edición] : <text:span text:style-name="T1">devuelve (dinero obtenido en edición)</text:span></text:p>
          <text:p text:style-name="P21"/>
        </text:list-header>
        <text:list-item>
          <text:p text:style-name="P17">Arbitros</text:p>
          <text:p text:style-name="P17"/>
        </text:list-item>
      </text:list>
      <text:p text:style-name="P5"><text:tab/>RF→ Nuevo arbitro <text:span text:style-name="T2">(nombre – 30 caracteres, apellidos – 60 caractereres, correo <text:tab/>electrónico – 50 caracteres(debe contener el @), teléfono – 12 caracterers(deben ser <text:tab/>numéricos excepto el primero que puede ser un +) )</text:span></text:p>
      <text:p text:style-name="P5"><text:span text:style-name="T2"><text:tab/></text:span>RF→ Realizar oferta al arbitro /ofertar arbitro [edición, dinero, arbitro]</text:p>
      <text:p text:style-name="P5"><text:tab/>RF→ Aceptar oferta </text:p>
      <text:p text:style-name="P5"><text:soft-page-break/><text:tab/>RF→ Rechazar oferta </text:p>
      <text:p text:style-name="P5"><text:tab/><text:span text:style-name="T11">RF→ Contraofertar [cantidad]</text:span></text:p>
      <text:p text:style-name="P5"><text:tab/><text:span text:style-name="T12">RF→ Aceptar contraoferta</text:span></text:p>
      <text:p text:style-name="P5"><text:tab/><text:span text:style-name="T12">RF→ Rechazar contraoferta</text:span></text:p>
      <text:p text:style-name="P5">* <text:span text:style-name="T3">Arbitro no puede contraofertar si no ha sido ofertado.</text:span></text:p>
      <text:p text:style-name="P22">*Si arbitro ha aceptado/rechazado no puedo volver a hacerle otra oferta para esa edición concreta.</text:p>
      <text:p text:style-name="P23">*Si arbitro no ha contestado a una oferta determinada <text:s/>puedo volver a hacerle otra oferta para esa edición concreta.</text:p>
      <text:p text:style-name="P6"><text:span text:style-name="T3">*</text:span><text:span text:style-name="T4">Si arbitro contraoferta una de las ofertas realizadas no puedo volver a hacerle otra oferta para esa edición concreta.</text:span></text:p>
      <text:p text:style-name="P6"><text:span text:style-name="T4">*</text:span><text:span text:style-name="T5">Si arbitro ha contraofertado todas las ofertas puedo volver a hacer otra oferta para esa edición concreta.</text:span></text:p>
      <text:list xml:id="list2284016264522821623" text:style-name="L3">
        <text:list-header>
          <text:p text:style-name="P24"/>
          <text:p text:style-name="P18"><text:span text:style-name="T15">4. </text:span>Partidos/Pistas</text:p>
        </text:list-header>
      </text:list>
      <text:p text:style-name="P7"><text:tab/></text:p>
      <text:p text:style-name="P7"><text:tab/>RF→ Nueva pista [nombre, capacidad(4 dígitos)]</text:p>
      <text:p text:style-name="P7"><text:tab/>RF→ Nuevo partido (pista, fecha(día, hora), árbitro, resultado, tenistas)</text:p>
      <text:p text:style-name="P7"><text:tab/>RF→ Añadir resultado</text:p>
      <text:p text:style-name="P7"><text:tab/>RF→ Mostrar partidos por fecha</text:p>
      <text:p text:style-name="P7"><text:tab/>RF→ Mostrar partidos por pista</text:p>
      <text:p text:style-name="P7"/>
      <text:p text:style-name="P7">*<text:span text:style-name="T1">Árbitro debe haber aceptado oferta.</text:span></text:p>
      <text:p text:style-name="P25">*No puedo solapar horarios de partidos en misma pista.</text:p>
      <text:p text:style-name="P25">*En una misma pista no se pueden jugar más de 3 partidos en un sólo día.</text:p>
      <text:p text:style-name="P25"/>
      <text:p text:style-name="P7"><text:span text:style-name="T1"><text:tab/></text:span>5. <text:span text:style-name="T9">Personal</text:span></text:p>
      <text:p text:style-name="P7"><text:tab/></text:p>
      <text:p text:style-name="P8"><text:tab/><text:span text:style-name="T14">RF→ Nuevo personal </text:span><text:span text:style-name="T6">(nombre – 30 caracteres, apellidos – 60 caractereres, correo <text:tab/>electrónico – 50 caracteres(debe contener el @), teléfono – 12 caracterers(deben ser <text:tab/>numéricos excepto el primero que puede ser un +) )</text:span></text:p>
      <text:p text:style-name="P8"><text:span text:style-name="T6"><text:tab/></text:span><text:span text:style-name="T14">RF→ Trabajar en edición</text:span></text:p>
      <text:p text:style-name="P8"><text:tab/><text:span text:style-name="T14">RF→ Asignar horario trabajo [día, hora de inicio, hora de fin, pista]</text:span></text:p>
      <text:p text:style-name="P8"><text:tab/><text:span text:style-name="T16">RF→ Mostrar listado de trabajadores libres [fecha (día,hora), edición]</text:span></text:p>
      <text:p text:style-name="P8"><text:tab/><text:span text:style-name="T17">RF→ Mostrar horario de trabajo de un trabajador [horario,trabajador]</text:span></text:p>
      <text:p text:style-name="P8"/>
      <text:p text:style-name="P8">*<text:span text:style-name="T6">No se pueden solapar los horarios de un trabajador en menos de una hora. (Margen de descanso de una hora).</text:span></text:p>
      <text:p text:style-name="P26">*No puedo asignar a un trabajador a la misma pista dos trabajos por día.</text:p>
      <text:p text:style-name="P26"/>
      <text:p text:style-name="P28">(El subsitema 6 no está completo)→ mirar de Tito Manu</text:p>
      <text:p text:style-name="P26"><text:tab/><text:span text:style-name="T10">6.Patrocinadores/colaboradores</text:span></text:p>
      <text:p text:style-name="P26"><text:span text:style-name="T10"/></text:p>
      <text:p text:style-name="P26"><text:span text:style-name="T20"><text:tab/>RF→ Nueva entidad</text:span></text:p>
      <text:p text:style-name="P26"><text:span text:style-name="T20"><text:tab/>RF→ Registrar patrocinador en edición</text:span></text:p>
      <text:p text:style-name="P26"><text:span text:style-name="T20"><text:tab/>RF→ </text:span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oft-page-break/><text:span text:style-name="T20"><text:tab/></text:span><text:span text:style-name="T10">7.Materiales/pedidos</text:span></text:p>
      <text:p text:style-name="P26"><text:span text:style-name="T10"/></text:p>
      <text:p text:style-name="P26"><text:span text:style-name="T20"><text:tab/>RF→ Añadir material (</text:span><text:span text:style-name="T19">nombre, patrocinador y cantidad</text:span><text:span text:style-name="T20">)</text:span></text:p>
      <text:p text:style-name="P26"><text:span text:style-name="T20"><text:tab/>RF→ Realizar pedido (</text:span><text:span text:style-name="T19">materiales, cantidad de cada uno, patrocinador, pista en la que irá <text:tab/>dicho pedido</text:span><text:span text:style-name="T20">).</text:span></text:p>
      <text:p text:style-name="P27"><text:span text:style-name="T20"><text:tab/>RF→Entregar pedido (</text:span><text:span text:style-name="T19">trabajador, fecha a la que se recogerá</text:span><text:span text:style-name="T20">)</text:span></text:p>
      <text:p text:style-name="P27"><text:span text:style-name="T20"><text:tab/>RF→ Consultar trabajadores que tienen que recoger un pedido en una fecha</text:span></text:p>
      <text:p text:style-name="P27"><text:span text:style-name="T20"><text:tab/>RF→ Mostrar pedidos en una pista (</text:span><text:span text:style-name="T19">edición, n.º pista</text:span><text:span text:style-name="T20">)</text:span></text:p>
      <text:p text:style-name="P27"><text:span text:style-name="T20"/></text:p>
      <text:p text:style-name="P27"><text:span text:style-name="T20">* </text:span><text:span text:style-name="T19">Un pedido sólo puede contener materiales de un patrocinador.</text:span></text:p>
      <text:p text:style-name="P27">* <text:span text:style-name="T19">Un trabajador no puede tener 2 asignados dos pedidos con menos de una hora de diferencia.</text:span></text:p>
      <text:p text:style-name="P27"/>
      <text:p text:style-name="P27"/>
      <text:p text:style-name="P27"><text:span text:style-name="T20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8:41:20.173823064</meta:creation-date>
    <dc:date>2019-10-15T15:56:33.565752623</dc:date>
    <meta:editing-duration>PT52M12S</meta:editing-duration>
    <meta:editing-cycles>17</meta:editing-cycles>
    <meta:generator>LibreOffice/5.1.4.2$Linux_x86 LibreOffice_project/10m0$Build-2</meta:generator>
    <meta:document-statistic meta:table-count="0" meta:image-count="0" meta:object-count="0" meta:page-count="3" meta:paragraph-count="75" meta:word-count="728" meta:character-count="4671" meta:non-whitespace-character-count="3953"/>
  </office:meta>
</office:document-meta>
</file>